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weight="bold" officeooo:rsid="0015a141" officeooo:paragraph-rsid="001b46da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b46da" officeooo:paragraph-rsid="001b46d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b46da" officeooo:paragraph-rsid="001b46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b46da" officeooo:paragraph-rsid="001bfd4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b46d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3c4d" style:font-style-asian="italic" style:font-style-complex="italic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style:text-position="super 58%" style:font-name="Arial" fo:font-size="12pt" fo:font-style="italic" fo:font-weight="normal" officeooo:rsid="001b46da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officeooo:rsid="001bfd48" style:font-style-asian="normal" style:font-style-complex="normal"/>
    </style:style>
    <style:style style:name="T9" style:family="text">
      <style:text-properties style:text-position="0% 100%" style:font-name="Arial" fo:font-size="12pt" fo:font-style="normal" fo:font-weight="normal" officeooo:rsid="001b46d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0% 100%" style:font-name="Arial" fo:font-size="12pt" fo:font-style="italic" fo:font-weight="normal" officeooo:rsid="001b46da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bfd48" style:font-style-asian="normal" style:font-style-complex="normal"/>
    </style:style>
    <style:style style:name="T13" style:family="text">
      <style:text-properties style:font-name="Arial" fo:font-size="12pt" fo:font-weight="normal" officeooo:rsid="001b46da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style="italic" fo:font-weight="normal" officeooo:rsid="001b46da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Arial" fo:font-size="12pt" fo:font-style="normal" fo:font-weight="normal" officeooo:rsid="001b46d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1c3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<text:span text:style-name="T1">Layla Maria dos Santos Couto</text:span></text:p>
      <text:p text:style-name="P2">Lista da 2ª Quinzena</text:p>
      <text:p text:style-name="P3">1) a) (1,3), (2,5), (3,3)</text:p>
      <text:p text:style-name="P3">b) (4,2), (5,3)</text:p>
      <text:p text:style-name="P3">c) (5,0), (2,2)</text:p>
      <text:p text:style-name="P3">d) (1,1), (3,9)</text:p>
      <text:p text:style-name="P3"/>
      <text:p text:style-name="P3">8) a) Reflexiva</text:p>
      <text:p text:style-name="P3">b) simétrica</text:p>
      <text:p text:style-name="P3">c) Simétrica <text:span text:style-name="T16">e transitiva </text:span></text:p>
      <text:p text:style-name="P3">d) Reflexiva <text:span text:style-name="T16">e simétrica</text:span></text:p>
      <text:p text:style-name="P3">e) Anti-simétrica</text:p>
      <text:p text:style-name="P3"/>
      <text:p text:style-name="P3">16) a) <text:span text:style-name="T3">p</text:span><text:span text:style-name="T16"> = { (1,1), (2,3), (3,1) } </text:span></text:p>
      <text:p text:style-name="P3">b) <text:span text:style-name="T3">p</text:span><text:span text:style-name="T16"> = { (1,1), (2,2) }</text:span></text:p>
      <text:p text:style-name="P3">c) <text:span text:style-name="T3">p</text:span><text:span text:style-name="T16"> = { (1,2), (1,3), (3,2) }</text:span></text:p>
      <text:p text:style-name="P3">d) <text:span text:style-name="T3">p</text:span><text:span text:style-name="T16"> = { (1,2), (1,3), (2,3) }</text:span></text:p>
      <text:p text:style-name="P3">e) <text:span text:style-name="T3">p</text:span><text:span text:style-name="T16"> = { (1,2), (1,3), (2,1), (2,3), (3,1), (3,2) }</text:span></text:p>
      <text:p text:style-name="P3"/>
      <text:p text:style-name="P3">17) Não, pois podemos procurar apenas o fecho reflexivo, o simétrico e o transitivo de uma relação em um conjunto.</text:p>
      <text:p text:style-name="P3"/>
      <text:p text:style-name="P3">27) a) <text:span text:style-name="T2">p</text:span><text:span text:style-name="T4">-1 </text:span><text:span text:style-name="T7">= { (2,1), (3,2), (3,5), (5,4) }</text:span></text:p>
      <text:p text:style-name="P5"><text:span text:style-name="T13">b) </text:span><text:span text:style-name="T14">p </text:span><text:span text:style-name="T15">= </text:span><text:span text:style-name="T9"><text:s/>{ (1,1), (4,4), (10,10) } → <text:s/></text:span><text:span text:style-name="T10">p</text:span><text:span text:style-name="T5">-1</text:span><text:span text:style-name="T10"> = </text:span><text:span text:style-name="T9">{ (1,1), (4,4), (10,10) } </text:span></text:p>
      <text:p text:style-name="P3">c) <text:span text:style-name="T2">p </text:span><text:span text:style-name="T11">= <text:s/>{ (2,4), (4,2) } → <text:s/></text:span><text:span text:style-name="T6">p</text:span><text:span text:style-name="T4">-1</text:span><text:span text:style-name="T6"> = </text:span><text:span text:style-name="T7">{ (4,2), (2,4) }</text:span></text:p>
      <text:p text:style-name="P4">d) <text:span text:style-name="T2">p </text:span><text:span text:style-name="T11">= </text:span><text:span text:style-name="T12">{ (1,1), (1,4), (4,4) } → <text:s/></text:span><text:span text:style-name="T6">p</text:span><text:span text:style-name="T4">-1 </text:span><text:span text:style-name="T8">= { (1,1), (4,1), (4,4) }</text:span></text:p>
      <text:p text:style-name="P4">e) <text:span text:style-name="T2">p </text:span><text:span text:style-name="T11">= </text:span><text:span text:style-name="T12">{ (2,10), (2,200), (10,200) } → </text:span><text:span text:style-name="T6">p</text:span><text:span text:style-name="T4">-1 </text:span><text:span text:style-name="T8">= { (10,2), (200,2), (200,10) }</text:span></text:p>
      <text:p text:style-name="P4">f) <text:span text:style-name="T2">p </text:span><text:span text:style-name="T11">= </text:span><text:span text:style-name="T12">{ (1,1), (1,2) } → </text:span><text:span text:style-name="T6">p</text:span><text:span text:style-name="T4">-1 </text:span><text:span text:style-name="T8">= { (1,1), (2,1) }</text:span></text:p>
      <text:p text:style-name="P4">g) <text:span text:style-name="T2">p </text:span><text:span text:style-name="T11">= </text:span><text:span text:style-name="T12">{ (1,1), (1,2), (1,3) } → </text:span><text:span text:style-name="T6">p</text:span><text:span text:style-name="T4">-1 </text:span><text:span text:style-name="T8">= { (1,1), (2,1), (3,1) }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2T08:09:22.513000000</meta:creation-date>
    <meta:generator>LibreOffice/7.0.2.2$Windows_X86_64 LibreOffice_project/8349ace3c3162073abd90d81fd06dcfb6b36b994</meta:generator>
    <dc:date>2020-11-12T10:31:44.134000000</dc:date>
    <meta:editing-duration>PT18M24S</meta:editing-duration>
    <meta:editing-cycles>2</meta:editing-cycles>
    <meta:document-statistic meta:table-count="0" meta:image-count="0" meta:object-count="0" meta:page-count="1" meta:paragraph-count="24" meta:word-count="204" meta:character-count="911" meta:non-whitespace-character-count="723"/>
  </office:meta>
</office:document-meta>
</file>